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10AA0000015F50B5882E.svm" manifest:media-type=""/>
  <manifest:file-entry manifest:full-path="Pictures/20000001000002CB0000030E19EE3006.svm" manifest:media-type=""/>
  <manifest:file-entry manifest:full-path="Pictures/20000001000003F20000011C39EB882C.svm" manifest:media-type=""/>
  <manifest:file-entry manifest:full-path="Pictures/2000177700004F1D00003B56186AD557.wmf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TexMathsArgs="12§display§\cos \omega_s 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TexMathsArgs="10§display§\approx \frac{1}{f_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0§display§v_I=(1+0.5 \cos \omega_s t )\cos \omega_c 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T1" style:family="text">
      <style:text-properties style:font-name="Jameel Noori Nastaleeq" style:font-name-complex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6.387cm" svg:height="2.031cm" svg:x="1.569cm" svg:y="1.157cm">
          <draw:image xlink:href="Pictures/2000177700004F1D00003B56186AD557.wmf" xlink:type="simple" xlink:show="embed" xlink:actuate="onLoad">
            <text:p/>
          </draw:image>
          <draw:glue-point draw:id="4" svg:x="3.995cm" svg:y="-1.107cm"/>
          <draw:glue-point draw:id="5" svg:x="-3.136cm" svg:y="-3.618cm"/>
        </draw:frame>
        <draw:connector draw:style-name="gr2" draw:text-style-name="P1" draw:layer="layout" draw:type="curve" svg:x1="9.854cm" svg:y1="1.438cm" svg:x2="7.313cm" svg:y2="1.948cm" draw:start-shape="id1" draw:start-glue-point="2" draw:end-shape="id2" draw:end-glue-point="4" svg:d="M9854 1438c0 340-847 510-2541 510" svg:viewBox="0 0 2542 511">
          <text:p/>
        </draw:connector>
        <draw:frame draw:style-name="gr3" draw:text-style-name="P1" xml:id="id3" draw:id="id3" draw:layer="layout" svg:width="1.211cm" svg:height="0.34cm" svg:x="0.33cm" svg:y="0.521cm">
          <draw:image xlink:href="Pictures/20000001000003F20000011C39EB882C.svm" xlink:type="simple" xlink:show="embed" xlink:actuate="onLoad">
            <text:p/>
          </draw:image>
        </draw:frame>
        <draw:connector draw:style-name="gr2" draw:text-style-name="P1" draw:layer="layout" draw:type="curve" svg:x1="1.541cm" svg:y1="0.691cm" svg:x2="2.76cm" svg:y2="1.438cm" draw:start-shape="id3" draw:start-glue-point="1" draw:end-shape="id2" draw:end-glue-point="5" svg:d="M1541 691c813 0 1219 249 1219 747" svg:viewBox="0 0 1220 748">
          <text:p/>
        </draw:connector>
        <draw:frame draw:style-name="gr4" draw:text-style-name="P2" draw:layer="layout" svg:width="1.933cm" svg:height="0.848cm" svg:x="8.543cm" svg:y="0.303cm">
          <draw:text-box>
            <text:p text:style-name="P2"><text:span text:style-name="T1">حیطہ سوار اشارہ</text:span></text:p>
          </draw:text-box>
        </draw:frame>
        <draw:frame draw:style-name="gr4" draw:text-style-name="P2" draw:layer="layout" svg:width="0.951cm" svg:height="0.848cm" svg:x="0.207cm" svg:y="0.682cm">
          <draw:text-box>
            <text:p text:style-name="P2"><text:span text:style-name="T1">سوار</text:span></text:p>
          </draw:text-box>
        </draw:frame>
        <draw:line draw:style-name="gr5" draw:text-style-name="P1" draw:layer="layout" svg:x1="5.113cm" svg:y1="1.272cm" svg:x2="5.113cm" svg:y2="1.015cm">
          <text:p/>
        </draw:line>
        <draw:line draw:style-name="gr5" draw:text-style-name="P1" draw:layer="layout" svg:x1="5.362cm" svg:y1="1.281cm" svg:x2="5.362cm" svg:y2="1.024cm">
          <text:p/>
        </draw:line>
        <draw:line draw:style-name="gr2" draw:text-style-name="P1" draw:layer="layout" svg:x1="4.728cm" svg:y1="1.13cm" svg:x2="5.117cm" svg:y2="1.13cm">
          <text:p/>
        </draw:line>
        <draw:line draw:style-name="gr2" draw:text-style-name="P1" draw:layer="layout" svg:x1="5.756cm" svg:y1="1.135cm" svg:x2="5.367cm" svg:y2="1.135cm">
          <text:p/>
        </draw:line>
        <draw:frame draw:style-name="gr6" draw:text-style-name="P1" draw:layer="layout" svg:width="0.714cm" svg:height="0.781cm" svg:x="5.831cm" svg:y="0.652cm">
          <draw:image xlink:href="Pictures/20000001000002CB0000030E19EE3006.svm" xlink:type="simple" xlink:show="embed" xlink:actuate="onLoad">
            <text:p/>
          </draw:image>
        </draw:frame>
        <draw:frame draw:style-name="gr7" draw:text-style-name="P1" xml:id="id1" draw:id="id1" draw:layer="layout" svg:width="4.265cm" svg:height="0.35cm" svg:x="7.722cm" svg:y="1.088cm">
          <draw:image xlink:href="Pictures/20000001000010AA0000015F50B5882E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5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3T14:16:27</meta:creation-date>
    <meta:editing-duration>PT1H9M6S</meta:editing-duration>
    <meta:editing-cycles>7</meta:editing-cycles>
    <meta:generator>LibreOffice/4.2.8.2$Linux_x86 LibreOffice_project/420m0$Build-2</meta:generator>
    <dc:title>kkkFigures</dc:title>
    <meta:initial-creator>kkk </meta:initial-creator>
    <dc:date>2017-03-27T18:33:35.182100388</dc:date>
    <meta:document-statistic meta:object-count="12"/>
    <meta:template xlink:type="simple" xlink:actuate="onRequest" xlink:title="kkkFigures" xlink:href="../../../../.libreoffice/3/user/template/kkkFigures.otg" meta:date="2014-04-13T14:16:27"/>
  </office:meta>
</office:document-meta>
</file>